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 fo:margin-bottom="0.0784in"/>
      <style:text-properties style:font-name-complex="Times New Roman" fo:font-size="16pt" style:font-size-asian="16pt" style:font-size-complex="16pt"/>
    </style:style>
    <style:style style:name="P11" style:parent-style-name="Standard" style:family="paragraph">
      <style:paragraph-properties fo:text-align="center" fo:margin-bottom="0.0784in"/>
      <style:text-properties style:font-name-complex="Times New Roman" fo:font-size="14pt" style:font-size-asian="14pt" style:font-size-complex="14pt"/>
    </style:style>
    <style:style style:name="P12" style:parent-style-name="Textbody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5" style:parent-style-name="Textbody" style:family="paragraph">
      <style:paragraph-properties fo:text-align="center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style:font-name-complex="Times New Roman" fo:font-size="14pt" style:font-size-asian="14pt" style:font-size-complex="14pt" fo:background-color="#FFFFFF"/>
    </style:style>
    <style:style style:name="T18" style:parent-style-name="Основнойшрифтабзаца" style:family="text">
      <style:text-properties style:font-name-complex="Times New Roman" fo:font-size="14pt" style:font-size-asian="14pt" style:font-size-complex="14pt" fo:background-color="#FFFFFF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P21" style:parent-style-name="Textbody" style:family="paragraph">
      <style:paragraph-properties fo:text-align="center" fo:margin-bottom="0in"/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0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1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center"/>
    </style:style>
    <style:style style:name="P45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P46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47" style:parent-style-name="Гиперссылка" style:family="text">
      <style:text-properties style:font-name-complex="Times New Roman" fo:background-color="#FFFFFF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5.7909in"/>
        </style:tab-stops>
      </style:paragraph-properties>
    </style:style>
    <style:style style:name="T49" style:parent-style-name="Гиперссылка" style:family="text">
      <style:text-properties fo:background-color="#F7F7F7"/>
    </style:style>
    <style:style style:name="P50" style:parent-style-name="Оглавление2" style:family="paragraph">
      <style:paragraph-properties>
        <style:tab-stops>
          <style:tab-stop style:type="right" style:leader-style="dotted" style:leader-text="." style:position="5.7909in"/>
        </style:tab-stops>
      </style:paragraph-properties>
    </style:style>
    <style:style style:name="T51" style:parent-style-name="Гиперссылка" style:family="text">
      <style:text-properties fo:background-color="#FFFFFF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53" style:parent-style-name="Гиперссылка" style:family="text">
      <style:text-properties style:font-name-complex="Times New Roman" fo:background-color="#FFFFFF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5.7909in"/>
        </style:tab-stops>
      </style:paragraph-properties>
    </style:style>
    <style:style style:name="T55" style:parent-style-name="Гиперссылка" style:family="text">
      <style:text-properties fo:background-color="#FFFFFF"/>
    </style:style>
    <style:style style:name="P56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57" style:parent-style-name="Гиперссылка" style:family="text">
      <style:text-properties style:font-name-complex="Times New Roman"/>
    </style:style>
    <style:style style:name="T58" style:parent-style-name="Гиперссылка" style:family="text">
      <style:text-properties style:font-name-complex="Times New Roman"/>
    </style:style>
    <style:style style:name="P59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60" style:parent-style-name="Гиперссылка" style:family="text">
      <style:text-properties style:font-name-complex="Times New Roman"/>
    </style:style>
    <style:style style:name="P61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P62" style:parent-style-name="Оглавление1" style:family="paragraph">
      <style:paragraph-properties>
        <style:tab-stops>
          <style:tab-stop style:type="right" style:leader-style="dotted" style:leader-text="." style:position="5.9576in"/>
        </style:tab-stops>
      </style:paragraph-properties>
    </style:style>
    <style:style style:name="T63" style:parent-style-name="Гиперссылка" style:family="text">
      <style:text-properties style:font-name-complex="Times New Roman" fo:background-color="#FFFFFF"/>
    </style:style>
    <style:style style:name="P64" style:parent-style-name="Textbody" style:family="paragraph">
      <style:paragraph-properties fo:margin-bottom="0in"/>
    </style:style>
    <style:style style:name="P65" style:parent-style-name="Заголовок1" style:family="paragraph">
      <style:paragraph-properties fo:break-before="page" fo:margin-top="0in" fo:margin-bottom="0in"/>
      <style:text-properties style:font-name="Times New Roman"/>
    </style:style>
    <style:style style:name="P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fo:color="#000000" fo:font-size="14pt" style:font-size-asian="14pt" style:font-size-complex="14pt"/>
    </style:style>
    <style:style style:name="P69" style:parent-style-name="Standard" style:family="paragraph">
      <style:paragraph-properties fo:text-align="justify"/>
    </style:style>
    <style:style style:name="T70" style:parent-style-name="Основнойшрифтабзаца" style:family="text">
      <style:text-properties fo:color="#000000" fo:font-size="14pt" style:font-size-asian="14pt" style:font-size-complex="14pt"/>
    </style:style>
    <style:style style:name="T71" style:parent-style-name="Основнойшрифтабзаца" style:family="text">
      <style:text-properties fo:color="#000000" fo:font-size="14pt" style:font-size-asian="14pt" style:font-size-complex="14pt"/>
    </style:style>
    <style:style style:name="T72" style:parent-style-name="StrongEmphasis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73" style:parent-style-name="Основнойшрифтабзаца" style:family="text">
      <style:text-properties fo:color="#000000" fo:font-size="14pt" style:font-size-asian="14pt" style:font-size-complex="14pt"/>
    </style:style>
    <style:style style:name="T74" style:parent-style-name="Основнойшрифтабзаца" style:family="text">
      <style:text-properties fo:color="#000000"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1" style:parent-style-name="Standard" style:family="paragraph">
      <style:paragraph-properties fo:text-align="justify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P85" style:parent-style-name="Standard" style:family="paragraph">
      <style:paragraph-properties fo:text-align="justify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9" style:parent-style-name="Standard" style:family="paragraph">
      <style:paragraph-properties fo:text-align="justify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color="#222222" fo:font-size="10.5pt" style:font-size-asian="10.5pt" style:font-size-complex="10.5pt" fo:background-color="#FFFFFF"/>
    </style:style>
    <style:style style:name="P9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color="#222222" fo:font-size="10.5pt" style:font-size-asian="10.5pt" style:font-size-complex="10.5pt" fo:background-color="#FFFFFF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style:font-name="Helvetica" fo:color="#333333" fo:font-size="9pt" style:font-size-asian="9pt" style:font-size-complex="9pt" fo:background-color="#FFFFFF"/>
    </style:style>
    <style:style style:name="P10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color="#222222" fo:font-size="10.5pt" style:font-size-asian="10.5pt" style:font-size-complex="10.5pt" fo:background-color="#FFFFFF"/>
    </style:style>
    <style:style style:name="P108" style:parent-style-name="Standard" style:family="paragraph">
      <style:paragraph-properties fo:text-align="justify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/>
    <style:style style:name="T115" style:parent-style-name="Основнойшрифтабзаца" style:family="text">
      <style:text-properties style:font-name-complex="Times New Roman" fo:font-size="14pt" style:font-size-asian="14pt" style:font-size-complex="14pt" fo:background-color="#FFFFFF"/>
    </style:style>
    <style:style style:name="T11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style:font-name-complex="Times New Roman" fo:color="#24292E" fo:font-size="14pt" style:font-size-asian="14pt" style:font-size-complex="14pt" fo:background-color="#FFFFFF"/>
    </style:style>
    <style:style style:name="P1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Заголовок1" style:family="paragraph">
      <style:text-properties style:font-name="Times New Roman" style:font-name-complex="Times New Roman" fo:background-color="#FFFFFF"/>
    </style:style>
    <style:style style:name="P146" style:parent-style-name="Заголовок1" style:family="paragraph">
      <style:text-properties style:font-name="Times New Roman" style:font-name-complex="Times New Roman" fo:background-color="#FFFFFF"/>
    </style:style>
    <style:style style:name="P147" style:parent-style-name="Заголовок1" style:family="paragraph">
      <style:text-properties style:font-name="Times New Roman" style:font-name-complex="Times New Roman" fo:background-color="#FFFFFF"/>
    </style:style>
    <style:style style:name="P148" style:parent-style-name="Заголовок1" style:family="paragraph">
      <style:text-properties style:font-name="Times New Roman" style:font-name-complex="Times New Roman" fo:background-color="#FFFFFF"/>
    </style:style>
    <style:style style:name="P149" style:parent-style-name="Заголовок1" style:family="paragraph">
      <style:text-properties style:font-name="Times New Roman" style:font-name-complex="Times New Roman" fo:background-color="#FFFFFF"/>
    </style:style>
    <style:style style:name="P150" style:parent-style-name="Заголовок1" style:family="paragraph">
      <style:text-properties style:font-name="Times New Roman" style:font-name-complex="Times New Roman" fo:background-color="#FFFFFF"/>
    </style:style>
    <style:style style:name="P151" style:parent-style-name="Заголовок1" style:family="paragraph">
      <style:text-properties style:font-name="Times New Roman" style:font-name-complex="Times New Roman" fo:background-color="#FFFFFF"/>
    </style:style>
    <style:style style:name="P152" style:parent-style-name="Заголовок1" style:family="paragraph">
      <style:text-properties style:font-name="Times New Roman" style:font-name-complex="Times New Roman" fo:background-color="#FFFFFF"/>
    </style:style>
    <style:style style:name="P153" style:parent-style-name="Заголовок1" style:family="paragraph">
      <style:text-properties style:font-name="Times New Roman" style:font-name-complex="Times New Roman" fo:background-color="#FFFFFF"/>
    </style:style>
    <style:style style:name="P154" style:parent-style-name="Обычный" style:family="paragraph">
      <style:text-properties fo:background-color="#F7F7F7"/>
    </style:style>
    <style:style style:name="P155" style:parent-style-name="Заголовок2" style:family="paragraph">
      <style:text-properties fo:background-color="#F7F7F7"/>
    </style:style>
    <style:style style:name="P156" style:parent-style-name="Обычный" style:family="paragraph">
      <style:text-properties style:font-name-complex="Times New Roman" fo:font-size="14pt" style:font-size-asian="14pt" style:font-size-complex="14pt" fo:background-color="#F7F7F7"/>
    </style:style>
    <style:style style:name="T157" style:parent-style-name="Основнойшрифтабзаца" style:family="text">
      <style:text-properties style:font-name-complex="Times New Roman" fo:font-size="14pt" style:font-size-asian="14pt" style:font-size-complex="14pt" fo:background-color="#F7F7F7"/>
    </style:style>
    <style:style style:name="T158" style:parent-style-name="Основнойшрифтабзаца" style:family="text">
      <style:text-properties style:font-name-complex="Times New Roman" fo:font-size="14pt" style:font-size-asian="14pt" style:font-size-complex="14pt" fo:background-color="#F7F7F7"/>
    </style:style>
    <style:style style:name="T159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160" style:parent-style-name="АкронимHTML" style:family="text">
      <style:text-properties style:font-name-complex="Times New Roman" fo:color="#222222" fo:font-size="14pt" style:font-size-asian="14pt" style:font-size-complex="14pt" fo:background-color="#F7F7F7"/>
    </style:style>
    <style:style style:name="T161" style:parent-style-name="Основнойшрифтабзаца" style:family="text">
      <style:text-properties style:font-name-complex="Times New Roman" fo:font-size="14pt" style:font-size-asian="14pt" style:font-size-complex="14pt" fo:background-color="#F7F7F7"/>
    </style:style>
    <style:style style:name="P162" style:parent-style-name="Обычный" style:family="paragraph">
      <style:text-properties style:font-name-complex="Times New Roman" fo:font-size="14pt" style:font-size-asian="14pt" style:font-size-complex="14pt" fo:background-color="#FFFFFF"/>
    </style:style>
    <style:style style:name="P163" style:parent-style-name="Заголовок2" style:family="paragraph">
      <style:text-properties fo:background-color="#FFFFFF"/>
    </style:style>
    <style:style style:name="P164" style:parent-style-name="Обычный" style:family="paragraph">
      <style:text-properties style:font-name-complex="Times New Roman" fo:font-size="14pt" style:font-size-asian="14pt" style:font-size-complex="14pt" fo:background-color="#FFFFFF"/>
    </style:style>
    <style:style style:name="P165" style:parent-style-name="Обычный" style:family="paragraph">
      <style:text-properties style:font-name-complex="Times New Roman" fo:font-size="14pt" style:font-size-asian="14pt" style:font-size-complex="14pt" fo:background-color="#FFFFFF"/>
    </style:style>
    <style:style style:name="P166" style:parent-style-name="Обычный" style:family="paragraph">
      <style:text-properties style:font-name-complex="Times New Roman" fo:font-size="14pt" style:font-size-asian="14pt" style:font-size-complex="14pt" fo:background-color="#FFFFFF"/>
    </style:style>
    <style:style style:name="P167" style:parent-style-name="Обычный" style:family="paragraph">
      <style:paragraph-properties fo:break-before="page"/>
      <style:text-properties style:font-name-complex="Times New Roman" fo:font-size="14pt" style:font-size-asian="14pt" style:font-size-complex="14pt" fo:background-color="#FFFFFF"/>
    </style:style>
    <style:style style:name="P168" style:parent-style-name="Заголовок1" style:family="paragraph">
      <style:text-properties style:font-name="Times New Roman" style:font-name-complex="Times New Roman" fo:background-color="#FFFFFF"/>
    </style:style>
    <style:style style:name="P169" style:parent-style-name="Заголовок2" style:family="paragraph">
      <style:text-properties fo:background-color="#FFFFFF"/>
    </style:style>
    <style:style style:name="P170" style:parent-style-name="Абзацсписка" style:family="paragraph">
      <style:text-properties style:font-name-complex="Times New Roman" fo:color="#222222" fo:font-size="14pt" style:font-size-asian="14pt" style:font-size-complex="14pt" fo:background-color="#F7F7F7"/>
    </style:style>
    <style:style style:name="P171" style:parent-style-name="Абзацсписка" style:family="paragraph"/>
    <style:style style:name="T172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173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174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5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6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7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8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79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80" style:parent-style-name="Абзацсписка" style:family="paragraph">
      <style:paragraph-properties fo:widows="2" fo:orphans="2" fo:border="0.0104in dashed #AEA79F" fo:padding="0.0833in" style:shadow="none" fo:text-align="justify" style:vertical-align="auto" fo:margin-top="0.1381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Times New Roman" fo:color="#333333" style:letter-kerning="false" fo:font-size="10.5pt" style:font-size-asian="10.5pt" style:font-size-complex="10.5pt" fo:language="en" fo:country="US" fo:hyphenate="true"/>
    </style:style>
    <style:style style:name="P181" style:parent-style-name="Обычныйвеб" style:family="paragraph">
      <style:paragraph-properties fo:text-align="justify" fo:margin-top="0.1666in" fo:margin-bottom="0in" fo:background-color="#F7F7F7"/>
      <style:text-properties fo:color="#222222" fo:font-size="14pt" style:font-size-asian="14pt" style:font-size-complex="14pt"/>
    </style:style>
    <style:style style:name="P182" style:parent-style-name="СтандартныйHTML" style:family="paragraph">
      <style:paragraph-properties fo:border="0.0104in dashed #AEA79F" fo:padding="0.0833in" style:shadow="none" fo:text-align="justify" fo:margin-top="0.1381in" fo:background-color="#FFFFFF"/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183" style:parent-style-name="СтандартныйHTML" style:family="paragraph">
      <style:paragraph-properties fo:border="0.0104in dashed #AEA79F" fo:padding="0.0833in" style:shadow="none" fo:text-align="justify" fo:margin-top="0.1381in" fo:background-color="#FFFFFF"/>
    </style:style>
    <style:style style:name="T184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185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186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P187" style:parent-style-name="Абзацсписка" style:family="paragraph"/>
    <style:style style:name="T188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189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190" style:parent-style-name="СтандартныйHTML" style:family="paragraph">
      <style:paragraph-properties fo:border="0.0104in dashed #AEA79F" fo:padding="0.0833in" style:shadow="none" fo:text-align="justify" fo:margin-top="0.1381in" fo:background-color="#FFFFFF"/>
    </style:style>
    <style:style style:name="T191" style:parent-style-name="Основнойшрифтабзаца" style:family="text">
      <style:text-properties style:font-name="Times New Roman" style:font-name-complex="Times New Roman" fo:color="#222222" fo:background-color="#F7F7F7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color="#222222" fo:background-color="#F7F7F7"/>
    </style:style>
    <style:style style:name="T193" style:parent-style-name="Основнойшрифтабзаца" style:family="text">
      <style:text-properties style:font-name="Times New Roman" style:font-name-complex="Times New Roman" fo:color="#222222" fo:background-color="#F7F7F7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color="#222222" fo:background-color="#F7F7F7"/>
    </style:style>
    <style:style style:name="T195" style:parent-style-name="Основнойшрифтабзаца" style:family="text">
      <style:text-properties style:font-name="Times New Roman" style:font-name-complex="Times New Roman" fo:color="#222222" fo:background-color="#F7F7F7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color="#222222" fo:background-color="#F7F7F7"/>
    </style:style>
    <style:style style:name="P197" style:parent-style-name="Абзацсписка" style:family="paragraph">
      <style:text-properties fo:language="en" fo:country="US"/>
    </style:style>
    <style:style style:name="P198" style:parent-style-name="Абзацсписка" style:family="paragraph"/>
    <style:style style:name="T199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00" style:parent-style-name="СтандартныйHTML" style:family="paragraph">
      <style:paragraph-properties fo:border="0.0104in dashed #AEA79F" fo:padding="0.0833in" style:shadow="none" fo:text-align="justify" fo:margin-top="0.1381in" fo:background-color="#FFFFFF"/>
    </style:style>
    <style:style style:name="T201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02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03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04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05" style:parent-style-name="Абзацсписка" style:family="paragraph"/>
    <style:style style:name="T206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07" style:parent-style-name="СтандартныйHTML" style:family="paragraph">
      <style:paragraph-properties fo:border="0.0104in dashed #AEA79F" fo:padding="0.0833in" style:shadow="none" fo:text-align="justify" fo:margin-top="0.1381in" fo:background-color="#FFFFFF"/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08" style:parent-style-name="СтандартныйHTML" style:family="paragraph">
      <style:paragraph-properties fo:border="0.0104in dashed #AEA79F" fo:padding="0.0833in" style:shadow="none" fo:text-align="justify" fo:margin-top="0.1381in" fo:background-color="#FFFFFF"/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09" style:parent-style-name="Обычный" style:family="paragraph">
      <style:text-properties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10" style:parent-style-name="Абзацсписка" style:family="paragraph"/>
    <style:style style:name="T211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12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13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14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15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16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17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18" style:parent-style-name="Обычный" style:family="paragraph">
      <style:paragraph-properties fo:margin-left="0.25in">
        <style:tab-stops/>
      </style:paragraph-properties>
      <style:text-properties style:font-name-complex="Times New Roman" fo:color="#222222" fo:font-size="10.5pt" style:font-size-asian="10.5pt" style:font-size-complex="10.5pt" fo:background-color="#F7F7F7"/>
    </style:style>
    <style:style style:name="P219" style:parent-style-name="Обычный" style:family="paragraph">
      <style:paragraph-properties fo:margin-left="0.25in">
        <style:tab-stops/>
      </style:paragraph-properties>
      <style:text-properties style:font-name-complex="Times New Roman" fo:color="#222222" fo:font-size="10.5pt" style:font-size-asian="10.5pt" style:font-size-complex="10.5pt" fo:background-color="#F7F7F7"/>
    </style:style>
    <style:style style:name="P220" style:parent-style-name="Обычный" style:family="paragraph">
      <style:paragraph-properties fo:margin-left="0.25in">
        <style:tab-stops/>
      </style:paragraph-properties>
      <style:text-properties style:font-name-complex="Times New Roman" fo:color="#222222" fo:font-size="10.5pt" style:font-size-asian="10.5pt" style:font-size-complex="10.5pt" fo:background-color="#F7F7F7"/>
    </style:style>
    <style:style style:name="P221" style:parent-style-name="Обычный" style:family="paragraph">
      <style:paragraph-properties fo:margin-left="0.25in">
        <style:tab-stops/>
      </style:paragraph-properties>
      <style:text-properties style:font-name-complex="Times New Roman" fo:color="#222222" fo:font-size="10.5pt" style:font-size-asian="10.5pt" style:font-size-complex="10.5pt" fo:background-color="#F7F7F7"/>
    </style:style>
    <style:style style:name="P222" style:parent-style-name="Абзацсписка" style:family="paragraph"/>
    <style:style style:name="T223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24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25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26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27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29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30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31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P233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34" style:parent-style-name="Абзацсписка" style:family="paragraph"/>
    <style:style style:name="T235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36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37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38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39" style:parent-style-name="Абзацсписка" style:family="paragraph"/>
    <style:style style:name="T240" style:parent-style-name="Основнойшрифтабзаца" style:family="text">
      <style:text-properties style:font-name-complex="Times New Roman" fo:color="#222222" fo:font-size="10.5pt" style:font-size-asian="10.5pt" style:font-size-complex="10.5pt" fo:background-color="#F7F7F7" fo:language="en" fo:country="US"/>
    </style:style>
    <style:style style:name="T241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42" style:parent-style-name="СтандартныйHTML" style:family="paragraph">
      <style:paragraph-properties fo:border="0.0104in dashed #AEA79F" fo:padding="0.0833in" style:shadow="none" fo:text-align="justify" fo:margin-top="0.1381in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43" style:parent-style-name="Абзацсписка" style:family="paragraph"/>
    <style:style style:name="T244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45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46" style:parent-style-name="СтандартныйHTML" style:family="paragraph">
      <style:paragraph-properties fo:border="0.0104in dashed #AEA79F" fo:padding="0.0833in" style:shadow="none" fo:text-align="justify" fo:margin-top="0.1381in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47" style:parent-style-name="СтандартныйHTML" style:family="paragraph">
      <style:paragraph-properties fo:border="0.0104in dashed #AEA79F" fo:padding="0.0833in" style:shadow="none" fo:text-align="justify" fo:margin-top="0.1381in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48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49" style:parent-style-name="Основнойшрифтабзаца" style:family="text">
      <style:text-properties style:font-name="Times New Roman" style:font-name-complex="Times New Roman"/>
    </style:style>
    <style:style style:name="T250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52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53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54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56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T259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fo:color="#333333" fo:font-size="10.5pt" style:font-size-asian="10.5pt" style:font-size-complex="10.5pt"/>
    </style:style>
    <style:style style:name="P261" style:parent-style-name="Абзацсписка" style:family="paragraph"/>
    <style:style style:name="T262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63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64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265" style:parent-style-name="Основнойшрифтабзаца" style:family="text">
      <style:text-properties style:font-name-complex="Times New Roman" fo:color="#222222" fo:font-size="14pt" style:font-size-asian="14pt" style:font-size-complex="14pt"/>
    </style:style>
    <style:style style:name="T266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67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268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69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70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71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72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73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74" style:parent-style-name="Абзацсписка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275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276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77" style:parent-style-name="Абзацсписка" style:family="paragraph"/>
    <style:style style:name="T278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T279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280" style:parent-style-name="АкронимHTML" style:family="text">
      <style:text-properties style:font-name-complex="Times New Roman" fo:color="#222222" fo:font-size="14pt" style:font-size-asian="14pt" style:font-size-complex="14pt" fo:background-color="#F7F7F7"/>
    </style:style>
    <style:style style:name="T281" style:parent-style-name="apple-converted-space" style:family="text">
      <style:text-properties style:font-name-complex="Times New Roman" fo:color="#222222" fo:font-size="14pt" style:font-size-asian="14pt" style:font-size-complex="14pt" fo:background-color="#F7F7F7"/>
    </style:style>
    <style:style style:name="T282" style:parent-style-name="Основнойшрифтабзаца" style:family="text">
      <style:text-properties style:font-name-complex="Times New Roman" fo:color="#222222" fo:font-size="14pt" style:font-size-asian="14pt" style:font-size-complex="14pt" fo:background-color="#F7F7F7"/>
    </style:style>
    <style:style style:name="P283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84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85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 fo:language="en" fo:country="US"/>
    </style:style>
    <style:style style:name="P286" style:parent-style-name="СтандартныйHTML" style:family="paragraph">
      <style:paragraph-properties fo:border="0.0104in dashed #AEA79F" fo:padding="0.0833in" style:shadow="none" fo:text-align="justify" fo:margin-top="0.1381in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Times New Roman" style:font-name-complex="Times New Roman" fo:color="#333333" fo:font-size="10.5pt" style:font-size-asian="10.5pt" style:font-size-complex="10.5pt"/>
    </style:style>
    <style:style style:name="P287" style:parent-style-name="Обычныйвеб" style:family="paragraph">
      <style:paragraph-properties fo:text-align="justify" fo:margin-top="0.1666in" fo:margin-bottom="0in" fo:background-color="#F7F7F7"/>
      <style:text-properties fo:color="#222222" fo:font-size="14pt" style:font-size-asian="14pt" style:font-size-complex="14pt"/>
    </style:style>
    <style:style style:name="P288" style:parent-style-name="Заголовок1" style:family="paragraph">
      <style:text-properties style:font-name="Times New Roman" style:font-name-complex="Times New Roman"/>
    </style:style>
    <style:style style:name="P289" style:parent-style-name="Обычный" style:family="paragraph">
      <style:paragraph-properties fo:break-before="page"/>
      <style:text-properties fo:hyphenate="true"/>
    </style:style>
    <style:style style:name="P290" style:parent-style-name="Заголовок1" style:family="paragraph">
      <style:text-properties style:font-name="Times New Roman" style:font-name-complex="Times New Roman"/>
    </style:style>
    <style:style style:name="P291" style:parent-style-name="Обычный" style:family="paragraph">
      <style:paragraph-properties fo:break-before="page"/>
    </style:style>
    <style:style style:name="P292" style:parent-style-name="Заголовок1" style:family="paragraph">
      <style:text-properties style:font-name="Times New Roman" style:font-name-complex="Times New Roman"/>
    </style:style>
    <style:style style:name="P293" style:parent-style-name="Textbody" style:family="paragraph">
      <style:paragraph-properties fo:line-height="150%"/>
    </style:style>
    <style:style style:name="T294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295" style:parent-style-name="apple-converted-space" style:family="text">
      <style:text-properties style:font-name-complex="Times New Roman" fo:color="#000000" fo:font-size="14pt" style:font-size-asian="14pt" style:font-size-complex="14pt" fo:background-color="#FFFFFF"/>
    </style:style>
    <style:style style:name="T296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297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298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299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00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01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302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03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304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05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306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07" style:parent-style-name="apple-converted-space" style:family="text">
      <style:text-properties style:font-name-complex="Times New Roman" fo:color="#000000" fo:font-size="14pt" style:font-size-asian="14pt" style:font-size-complex="14pt" fo:background-color="#FFFFFF"/>
    </style:style>
    <style:style style:name="T308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309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10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11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312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13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314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15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316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T317" style:parent-style-name="Основнойшрифтабзаца" style:family="text">
      <style:text-properties style:font-name-complex="Times New Roman" fo:color="#000000" fo:font-size="14pt" style:font-size-asian="14pt" style:font-size-complex="14pt" fo:background-color="#FFFFFF"/>
    </style:style>
    <style:style style:name="P318" style:parent-style-name="Textbody" style:family="paragraph">
      <style:paragraph-properties fo:line-height="150%"/>
      <style:text-properties style:font-name-complex="Times New Roman" fo:color="#000000" fo:font-size="14pt" style:font-size-asian="14pt" style:font-size-complex="14pt" fo:background-color="#FFFFFF"/>
    </style:style>
    <style:style style:name="P319" style:parent-style-name="Обычный" style:family="paragraph">
      <style:paragraph-properties fo:widows="2" fo:orphans="2" style:vertical-align="auto"/>
      <style:text-properties fo:hyphenate="true"/>
    </style:style>
    <style:style style:name="T320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21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22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P323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hyphenate="true"/>
    </style:style>
    <style:style style:name="P324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25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26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27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28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29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30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31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32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33" style:parent-style-name="Обычный" style:family="paragraph">
      <style:paragraph-properties fo:widows="2" fo:orphans="2" style:vertical-align="auto"/>
      <style:text-properties fo:hyphenate="true"/>
    </style:style>
    <style:style style:name="T334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35" style:parent-style-name="Основнойшрифтабзаца" style:family="text">
      <style:text-properties style:font-name="Verdana" style:font-name-asian="Times New Roman" style:font-name-complex="Times New Roman" fo:font-weight="bold" style:font-weight-asian="bold" style:font-weight-complex="bold" fo:color="#000000" style:letter-kerning="false" fo:font-size="10.5pt" style:font-size-asian="10.5pt" style:font-size-complex="10.5pt" fo:background-color="#FFFFFF"/>
    </style:style>
    <style:style style:name="T336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37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38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39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40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41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P342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43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44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45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46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47" style:parent-style-name="Обычный" style:family="paragraph">
      <style:paragraph-properties fo:widows="2" fo:orphans="2" style:vertical-align="auto"/>
      <style:text-properties fo:hyphenate="true"/>
    </style:style>
    <style:style style:name="T348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49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50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51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P352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53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54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55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56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59" style:parent-style-name="Обычный" style:family="paragraph">
      <style:paragraph-properties fo:widows="2" fo:orphans="2" style:vertical-align="auto"/>
      <style:text-properties fo:hyphenate="true"/>
    </style:style>
    <style:style style:name="T360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61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62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63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P364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65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66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67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70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hyphenate="true"/>
    </style:style>
    <style:style style:name="P371" style:parent-style-name="Обычный" style:family="paragraph">
      <style:paragraph-properties fo:widows="2" fo:orphans="2" style:vertical-align="auto"/>
      <style:text-properties fo:hyphenate="true"/>
    </style:style>
    <style:style style:name="T372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73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74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75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P376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77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78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79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80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81" style:parent-style-name="Обычный" style:family="paragraph">
      <style:paragraph-properties fo:widows="2" fo:orphans="2" style:vertical-align="auto"/>
      <style:text-properties fo:hyphenate="true"/>
    </style:style>
    <style:style style:name="T382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language="en" fo:country="US"/>
    </style:style>
    <style:style style:name="T383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84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85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86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87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388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389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P390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91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92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93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94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95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 fo:hyphenate="true"/>
    </style:style>
    <style:style style:name="P396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 fo:language="en" fo:country="US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.5pt" style:font-size-asian="10.5pt" style:font-size-complex="10.5pt"/>
    </style:style>
    <style:style style:name="P399" style:parent-style-name="Обычный" style:family="paragraph">
      <style:paragraph-properties fo:widows="2" fo:orphans="2" style:vertical-align="auto"/>
      <style:text-properties fo:hyphenate="true"/>
    </style:style>
    <style:style style:name="T400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401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 fo:background-color="#FFFFFF"/>
    </style:style>
    <style:style style:name="T402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T403" style:parent-style-name="Основнойшрифтабзаца" style:family="text">
      <style:text-properties style:font-name="Verdana" style:font-name-asian="Times New Roman" style:font-name-complex="Times New Roman" fo:color="#000000" style:letter-kerning="false" fo:font-size="10.5pt" style:font-size-asian="10.5pt" style:font-size-complex="10.5pt"/>
    </style:style>
    <style:style style:name="P404" style:parent-style-name="Обычный" style:family="paragraph">
      <style:paragraph-properties fo:widows="2" fo:orphans="2" style:line-break="normal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.5pt" style:font-size-asian="10.5pt" style:font-size-complex="10.5pt" fo:hyphenate="true"/>
    </style:style>
    <style:style style:name="P405" style:parent-style-name="Textbody" style:family="paragraph">
      <style:paragraph-properties fo:line-height="150%"/>
    </style:style>
    <style:style style:name="P406" style:parent-style-name="Обычный" style:family="paragraph">
      <style:paragraph-properties fo:break-before="page"/>
    </style:style>
    <style:style style:name="P407" style:parent-style-name="Заголовок1" style:family="paragraph">
      <style:paragraph-properties fo:break-before="page" fo:margin-top="0in" fo:margin-bottom="0in"/>
      <style:text-properties style:font-name="Times New Roman"/>
    </style:style>
    <style:style style:name="P408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09" style:parent-style-name="Textbody" style:family="paragraph">
      <style:paragraph-properties fo:text-align="justify" fo:margin-bottom="0in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T4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P413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14" style:parent-style-name="Textbody" style:family="paragraph">
      <style:paragraph-properties fo:text-align="justify" fo:margin-bottom="0in"/>
    </style:style>
    <style:style style:name="T415" style:parent-style-name="Основнойшрифтабзаца" style:family="text">
      <style:text-properties fo:font-size="14pt" style:font-size-asian="14pt" style:font-size-complex="14pt"/>
    </style:style>
    <style:style style:name="T416" style:parent-style-name="Основнойшрифтабзаца" style:family="text">
      <style:text-properties fo:font-size="14pt" style:font-size-asian="14pt" style:font-size-complex="14pt"/>
    </style:style>
    <style:style style:name="T4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fo:font-size="14pt" style:font-size-asian="14pt" style:font-size-complex="14pt"/>
    </style:style>
    <style:style style:name="T4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0" style:parent-style-name="Основнойшрифтабзаца" style:family="text">
      <style:text-properties fo:font-size="14pt" style:font-size-asian="14pt" style:font-size-complex="14pt"/>
    </style:style>
    <style:style style:name="T4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2" style:parent-style-name="Основнойшрифтабзаца" style:family="text">
      <style:text-properties fo:font-size="14pt" style:font-size-asian="14pt" style:font-size-complex="14pt"/>
    </style:style>
    <style:style style:name="T4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4" style:parent-style-name="Основнойшрифтабзаца" style:family="text">
      <style:text-properties fo:font-size="14pt" style:font-size-asian="14pt" style:font-size-complex="14pt"/>
    </style:style>
    <style:style style:name="P425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26" style:parent-style-name="Textbody" style:family="paragraph">
      <style:paragraph-properties fo:text-align="justify" fo:margin-bottom="0in"/>
    </style:style>
    <style:style style:name="T427" style:parent-style-name="Основнойшрифтабзаца" style:family="text">
      <style:text-properties fo:font-size="14pt" style:font-size-asian="14pt" style:font-size-complex="14pt"/>
    </style:style>
    <style:style style:name="T4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9" style:parent-style-name="Основнойшрифтабзаца" style:family="text">
      <style:text-properties fo:font-size="14pt" style:font-size-asian="14pt" style:font-size-complex="14pt"/>
    </style:style>
    <style:style style:name="P430" style:parent-style-name="PreformattedText" style:family="paragraph">
      <style:paragraph-properties fo:widows="2" fo:orphans="2" fo:text-align="justify"/>
      <style:text-properties style:font-name="Times New Roman" fo:color="#000000" fo:font-size="14pt" style:font-size-asian="14pt" style:font-size-complex="14pt"/>
    </style:style>
    <style:style style:name="P431" style:parent-style-name="PreformattedText" style:family="paragraph">
      <style:paragraph-properties fo:widows="2" fo:orphans="2" fo:text-align="justify"/>
      <style:text-properties style:font-name="Times New Roman" fo:color="#000000" fo:font-size="14pt" style:font-size-asian="14pt" style:font-size-complex="14pt"/>
    </style:style>
    <style:style style:name="P432" style:parent-style-name="PreformattedText" style:family="paragraph">
      <style:paragraph-properties fo:widows="2" fo:orphans="2" fo:text-align="justify"/>
      <style:text-properties style:font-name="Times New Roman" fo:color="#000000" fo:font-size="14pt" style:font-size-asian="14pt" style:font-size-complex="14pt"/>
    </style:style>
    <style:style style:name="P433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34" style:parent-style-name="Textbody" style:family="paragraph">
      <style:paragraph-properties fo:text-align="justify" fo:margin-bottom="0in"/>
    </style:style>
    <style:style style:name="T435" style:parent-style-name="Основнойшрифтабзаца" style:family="text">
      <style:text-properties fo:font-size="14pt" style:font-size-asian="14pt" style:font-size-complex="14pt"/>
    </style:style>
    <style:style style:name="T4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7" style:parent-style-name="Основнойшрифтабзаца" style:family="text">
      <style:text-properties fo:font-size="14pt" style:font-size-asian="14pt" style:font-size-complex="14pt"/>
    </style:style>
    <style:style style:name="P438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39" style:parent-style-name="Textbody" style:family="paragraph">
      <style:paragraph-properties fo:text-align="justify" fo:margin-bottom="0in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T4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T4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4" style:parent-style-name="Основнойшрифтабзаца" style:family="text">
      <style:text-properties fo:font-size="14pt" style:font-size-asian="14pt" style:font-size-complex="14pt"/>
    </style:style>
    <style:style style:name="P445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46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47" style:parent-style-name="Textbody" style:family="paragraph">
      <style:paragraph-properties fo:text-align="justify" fo:margin-bottom="0in"/>
    </style:style>
    <style:style style:name="T448" style:parent-style-name="Основнойшрифтабзаца" style:family="text">
      <style:text-properties fo:font-size="14pt" style:font-size-asian="14pt" style:font-size-complex="14pt"/>
    </style:style>
    <style:style style:name="T4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0" style:parent-style-name="Основнойшрифтабзаца" style:family="text">
      <style:text-properties fo:font-size="14pt" style:font-size-asian="14pt" style:font-size-complex="14pt"/>
    </style:style>
    <style:style style:name="T4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fo:font-size="14pt" style:font-size-asian="14pt" style:font-size-complex="14pt"/>
    </style:style>
    <style:style style:name="P453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54" style:parent-style-name="Textbody" style:family="paragraph">
      <style:paragraph-properties fo:text-align="justify" fo:margin-bottom="0in"/>
    </style:style>
    <style:style style:name="T455" style:parent-style-name="Основнойшрифтабзаца" style:family="text">
      <style:text-properties fo:font-size="14pt" style:font-size-asian="14pt" style:font-size-complex="14pt"/>
    </style:style>
    <style:style style:name="T4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fo:font-size="14pt" style:font-size-asian="14pt" style:font-size-complex="14pt"/>
    </style:style>
    <style:style style:name="T4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9" style:parent-style-name="Основнойшрифтабзаца" style:family="text">
      <style:text-properties fo:font-size="14pt" style:font-size-asian="14pt" style:font-size-complex="14pt"/>
    </style:style>
    <style:style style:name="P460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61" style:parent-style-name="Textbody" style:family="paragraph">
      <style:paragraph-properties fo:text-align="justify" fo:margin-bottom="0in"/>
    </style:style>
    <style:style style:name="T462" style:parent-style-name="Основнойшрифтабзаца" style:family="text">
      <style:text-properties fo:font-size="14pt" style:font-size-asian="14pt" style:font-size-complex="14pt"/>
    </style:style>
    <style:style style:name="T4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4" style:parent-style-name="Основнойшрифтабзаца" style:family="text">
      <style:text-properties fo:font-size="14pt" style:font-size-asian="14pt" style:font-size-complex="14pt"/>
    </style:style>
    <style:style style:name="T4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6" style:parent-style-name="Основнойшрифтабзаца" style:family="text">
      <style:text-properties fo:font-size="14pt" style:font-size-asian="14pt" style:font-size-complex="14pt"/>
    </style:style>
    <style:style style:name="T467" style:parent-style-name="Основнойшрифтабзаца" style:family="text">
      <style:text-properties fo:font-size="14pt" style:font-size-asian="14pt" style:font-size-complex="14pt"/>
    </style:style>
    <style:style style:name="P468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69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70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71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72" style:parent-style-name="Textbody" style:family="paragraph">
      <style:paragraph-properties fo:text-align="justify" fo:margin-bottom="0in"/>
      <style:text-properties fo:font-size="14pt" style:font-size-asian="14pt" style:font-size-complex="14pt"/>
    </style:style>
    <style:style style:name="P473" style:parent-style-name="Textbody" style:family="paragraph">
      <style:paragraph-properties fo:text-align="justify" fo:margin-bottom="0in"/>
    </style:style>
    <style:style style:name="T474" style:parent-style-name="Основнойшрифтабзаца" style:family="text">
      <style:text-properties fo:font-size="14pt" style:font-size-asian="14pt" style:font-size-complex="14pt"/>
    </style:style>
    <style:style style:name="T4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fo:font-size="14pt" style:font-size-asian="14pt" style:font-size-complex="14pt"/>
    </style:style>
    <style:style style:name="P477" style:parent-style-name="Заголовок1" style:family="paragraph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478" style:parent-style-name="Обычный" style:family="paragraph">
      <style:paragraph-properties fo:break-before="page"/>
      <style:text-properties fo:hyphenate="true"/>
    </style:style>
    <style:style style:name="T479" style:parent-style-name="Основнойшрифтабзаца" style:family="text">
      <style:text-properties style:font-name="Times New Roman" style:font-name-complex="Times New Roman" fo:background-color="#FFFFFF"/>
    </style:style>
  </office:automatic-styles>
  <office:body>
    <office:text text:use-soft-page-breaks="true">
      <text:p text:style-name="P1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КУРСОВАЯ РАБОТА</text:p>
      <text:p text:style-name="P12"><text:bookmark-start text:name="__RefHeading___Toc744_2124456941"/><text:span text:style-name="T13">по дисциплине:<text:s/></text:span><text:span text:style-name="T14">МДК 03.02</text:span><text:bookmark-end text:name="__RefHeading___Toc744_2124456941"/></text:p>
      <text:p text:style-name="P15"><text:bookmark-start text:name="__RefHeading___Toc746_2124456941"/><text:span text:style-name="T16">на тему: «</text:span><text:span text:style-name="T17">Перенос<text:s/></text:span><text:span text:style-name="T18">операционной системы GNU/Linux на изменяющиеся аппаратные конфигурации</text:span><text:span text:style-name="T19">»</text:span><text:bookmark-end text:name="__RefHeading___Toc746_2124456941"/></text:p>
      <text:p text:style-name="P20"/>
      <text:p text:style-name="P21"/>
      <text:p text:style-name="Standard"><text:span text:style-name="T22">Дисциплина МДК 03.02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ыполнил:<text:tab/>Проверил:</text:p>
      <text:p text:style-name="P33">Студент группы 3ОТЗИ14-1<text:tab/>Преподаватель</text:p>
      <text:p text:style-name="P34">Рыбаков А.Д.<text:tab/>Слугин В.Г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Нижний Новгород</text:p>
      <text:p text:style-name="P43">2017</text:p>
      <text:p text:style-name="P44"/>
      <text:soft-page-break/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483308505" office:target-frame-name="_top" xlink:show="replace"><text:span text:style-name="Гиперссылка">Введение</text:span><text:tab/>3</text:a></text:p>
          <text:p text:style-name="P46"><text:a xlink:href="#_Toc483308506" office:target-frame-name="_top" xlink:show="replace"><text:span text:style-name="T47">Первый вариант изменение требований - перенос существующей ОС на зеркальный RAID массив</text:span><text:tab/>5</text:a></text:p>
          <text:p text:style-name="P48"><text:a xlink:href="#_Toc483308507" office:target-frame-name="_top" xlink:show="replace"><text:span text:style-name="T49">Задача</text:span><text:tab/>5</text:a></text:p>
          <text:p text:style-name="P50"><text:a xlink:href="#_Toc483308508" office:target-frame-name="_top" xlink:show="replace"><text:span text:style-name="T51">Проверка</text:span><text:tab/>5</text:a></text:p>
          <text:p text:style-name="P52"><text:a xlink:href="#_Toc483308509" office:target-frame-name="_top" xlink:show="replace"><text:span text:style-name="T53">Описание работ по выполнению требований первого варианта</text:span><text:tab/>6</text:a></text:p>
          <text:p text:style-name="P54"><text:a xlink:href="#_Toc483308510" office:target-frame-name="_top" xlink:show="replace"><text:span text:style-name="T55">Порядок действий:</text:span><text:tab/>6</text:a></text:p>
          <text:p text:style-name="P56"><text:a xlink:href="#_Toc483308511" office:target-frame-name="_top" xlink:show="replace"><text:span text:style-name="T57">Второй вариант изменение требований - перенос существующей ОС с раздела на RAID на<text:s/></text:span><text:span text:style-name="T58">LVM раздел</text:span><text:tab/>9</text:a></text:p>
          <text:p text:style-name="P59"><text:a xlink:href="#_Toc483308512" office:target-frame-name="_top" xlink:show="replace"><text:span text:style-name="T60">Описание работ по выполнению требований второго варианта</text:span><text:tab/>10</text:a></text:p>
          <text:p text:style-name="P61"><text:a xlink:href="#_Toc483308513" office:target-frame-name="_top" xlink:show="replace"><text:span text:style-name="Гиперссылка">Заключение</text:span><text:tab/>11</text:a></text:p>
          <text:p text:style-name="P62"><text:a xlink:href="#_Toc483308514" office:target-frame-name="_top" xlink:show="replace"><text:span text:style-name="T63">Список литературы</text:span><text:tab/>12</text:a></text:p>
        </text:index-body>
      </text:table-of-content>
      <text:p text:style-name="Обычный"/>
      <text:p text:style-name="P64"/>
      <text:h text:style-name="P65" text:outline-level="1"><text:bookmark-start text:name="__RefHeading___Toc108_786840557"/><text:bookmark-start text:name="_Toc483299289"/><text:bookmark-start text:name="_Toc483308505"/><text:soft-page-break/>Введение<text:bookmark-end text:name="__RefHeading___Toc108_786840557"/><text:bookmark-end text:name="_Toc483299289"/><text:bookmark-end text:name="_Toc483308505"/></text:h>
      <text:p text:style-name="P66"/>
      <text:p text:style-name="P67">Актуальность</text:p>
      <text:p text:style-name="P68"/>
      <text:p text:style-name="P69"><text:span text:style-name="T70">В 21-м веке информация<text:s/></text:span><text:span text:style-name="T71">является важнейшим ресурсом.<text:s/></text:span><text:span text:style-name="T72">Обеспечение защиты информации и персональных данных является одним из приоритетных направлений и важнейшей задачей в обеспечении информационной безопасности любой организации.</text:span><text:span text:style-name="T73"><text:s/>В данной курсовой работе будет рассмотрен метод защ</text:span><text:span text:style-name="T74">иты данных от потери путем переноса ОС на изменяющиеся аппаратные конфигурации.</text:span></text:p>
      <text:p text:style-name="P75"/>
      <text:p text:style-name="P76"><text:span text:style-name="T77">Использование<text:s/></text:span><text:span text:style-name="T78">lvm</text:span><text:span text:style-name="T79">-разделов предоставляет следующие преимущества:</text:span></text:p>
      <text:list text:style-name="LFO1" text:continue-numbering="true">
        <text:list-item>
          <text:p text:style-name="P80">использование любого количества жёстких дисков или их разделов как один большой раздел</text:p>
        </text:list-item>
        <text:list-item>
          <text:p text:style-name="P81"><text:span text:style-name="T82">изменение/создание/удаление логических томов и групп томов в режиме "</text:span><text:span text:style-name="T83">online</text:span><text:span text:style-name="T84">"</text:span></text:p>
        </text:list-item>
        <text:list-item>
          <text:p text:style-name="P85"><text:span text:style-name="T86">lvm</text:span><text:span text:style-name="T87">-снимки позволяют создавать резервную копию замороженной файловой системы практически на лету</text:span></text:p>
        </text:list-item>
      </text:list>
      <text:p text:style-name="P88"/>
      <text:p text:style-name="P89"><text:span text:style-name="T90">Главный недостаток использования<text:s/></text:span><text:span text:style-name="T91">lvm</text:span><text:span text:style-name="T92">-разделов состоит в том, что большое количест</text:span><text:span text:style-name="T93">во<text:s/></text:span><text:span text:style-name="T94">lvm</text:span><text:span text:style-name="T95">-снимков приводит к нагрузке на дисковую подсистему.</text:span></text:p>
      <text:p text:style-name="P96"/>
      <text:p text:style-name="P97"/>
      <text:p text:style-name="P98"><text:span text:style-name="T99">RAID 1 (Mirroring &amp; Duplexing)<text:s/></text:span><text:span text:style-name="T100">Он</text:span><text:span text:style-name="T101"><text:s/></text:span><text:span text:style-name="T102">же</text:span><text:span text:style-name="T103"><text:s/>mirror.<text:s/></text:span><text:span text:style-name="T104">Это когда два или более физических дисков объединяются в один логический диск с целью повышения отказоустойчивости. Информация пишется сразу на оба ди</text:span><text:span text:style-name="T105">ска массива и при выходе одного из них информация сохраняется на другом.</text:span><text:span text:style-name="T106"><text:s/></text:span></text:p>
      <text:p text:style-name="P107"/>
      <text:p text:style-name="P108"><text:span text:style-name="T109">Использование<text:s/></text:span><text:span text:style-name="T110">raid</text:span><text:span text:style-name="T111">-массива предоставляет следующие преимущества:</text:span></text:p>
      <text:list text:style-name="LFO2" text:continue-numbering="true">
        <text:list-item>
          <text:p text:style-name="P112">высокая производительность</text:p>
        </text:list-item>
        <text:list-item>
          <text:p text:style-name="P113">простота реализации</text:p>
        </text:list-item>
        <text:list-item>
          <text:p text:style-name="P114"><text:span text:style-name="T115">высокая доступность данных</text:span><text:span text:style-name="T116"><text:s/></text:span></text:p>
        </text:list-item>
      </text:list>
      <text:p text:style-name="P117"/>
      <text:p text:style-name="Standard"><text:span text:style-name="T118">Главный недостаток использования<text:s/></text:span><text:span text:style-name="T119">raid</text:span><text:span text:style-name="T120">-массива заключается высокая избыточность, в случае использования 2-х дисков она составляет 100%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p text:style-name="P128"><text:span text:style-name="T129">Цель курсовой работы - обеспечить защиту данных по средствам<text:s/></text:span><text:span text:style-name="T130">переноса операционной системы GNU/Linux на изменяющиеся аппаратные конфигурации</text:span></text:p>
      <text:p text:style-name="P131"/>
      <text:p text:style-name="P132">Предметом<text:s/>исследования является обеспечение безопасности данных жесткого диска.</text:p>
      <text:p text:style-name="P133"/>
      <text:p text:style-name="P134"><text:span text:style-name="T135">Объектом исследования курсовой работы является формирование и автоматическое функционирование зеркального<text:s/></text:span><text:span text:style-name="T136">raid</text:span><text:span text:style-name="T137">-массива 1, перенос существующей ОС на<text:s/></text:span><text:span text:style-name="T138">raid</text:span><text:span text:style-name="T139">-массив. А также замена<text:s/></text:span><text:span text:style-name="T140">raid</text:span><text:span text:style-name="T141">-</text:span><text:span text:style-name="T142">массива на<text:s/></text:span><text:span text:style-name="T143">lvm</text:span><text:span text:style-name="T144">-раздел и сравнивание этих двух способов хранения ОС.</text:span></text:p>
      <text:h text:style-name="P145" text:outline-level="1"><text:bookmark-start text:name="_Toc483299290"/></text:h>
      <text:h text:style-name="P146" text:outline-level="1"/>
      <text:h text:style-name="P147" text:outline-level="1"/>
      <text:h text:style-name="P148" text:outline-level="1"/>
      <text:h text:style-name="P149" text:outline-level="1"/>
      <text:h text:style-name="P150" text:outline-level="1"/>
      <text:h text:style-name="P151" text:outline-level="1"/>
      <text:h text:style-name="P152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153" text:outline-level="1"><text:bookmark-start text:name="_Toc483308506"/><text:soft-page-break/>Первый вариант изменение требований - перенос существующей ОС на зеркальный RAID массив<text:bookmark-end text:name="_Toc483308506"/></text:h>
      <text:p text:style-name="P154"/>
      <text:h text:style-name="P155" text:outline-level="2"><text:bookmark-start text:name="_Toc483308507"/>Задача<text:bookmark-end text:name="_Toc483308507"/></text:h>
      <text:p text:style-name="P156"/>
      <text:p text:style-name="Обычный"><text:span text:style-name="T157">Есть ОС с корнем на разделе диска, и нужно перенести корень на<text:s/></text:span><text:span text:style-name="T158">программный</text:span><text:span text:style-name="T159"> </text:span><text:span text:style-name="T160">RAID</text:span><text:span text:style-name="T161">, при этом процесс переноса нужно сократить максимально во времени. Допустим это у нас сервер и его даже перегрузить - сложность. В наличии один диск на котором раздел с корнем, и второй диск эквивалентного (или большего) объема - пустой.</text:span></text:p>
      <text:p text:style-name="P162"><text:bookmark-end text:name="_Toc483299290"/></text:p>
      <text:h text:style-name="P163" text:outline-level="2"><text:bookmark-start text:name="_Toc483308508"/>Проверка<text:bookmark-end text:name="_Toc483308508"/></text:h>
      <text:p text:style-name="P164"/>
      <text:p text:style-name="P165">Т.к. в процессе написания использовалась виртуальная машина, то можно поиграть с потерей дисков. Выключаем виртуальную машину, отсоединяем первый диск, грузимся – все нормально (массив, деградированный на втором диске, груб запустил со второго диска). Снова выключаем - подключаем обнуленный второй диск, создаем на нем MBR, раздел, и добавляем его в массив - система перестраивает массив и переходит в нормальный режим. Повторяем тоже, но отключая и обнуляя второй диск - все работает</text:p>
      <text:p text:style-name="P166"/>
      <text:p text:style-name="P167"/>
      <text:h text:style-name="P168" text:outline-level="1"><text:bookmark-start text:name="_Toc483299291"/><text:bookmark-start text:name="_Toc483308509"/>Описание работ<text:s/>по выполнению требований первого варианта<text:bookmark-end text:name="_Toc483299291"/><text:bookmark-end text:name="_Toc483308509"/></text:h>
      <text:h text:style-name="P169" text:outline-level="2"><text:bookmark-start text:name="_Toc483308510"/>Порядок действий:<text:bookmark-end text:name="_Toc483308510"/></text:h>
      <text:list text:style-name="LFO3" text:continue-numbering="true">
        <text:list-item>
          <text:p text:style-name="P170">Подключаем второй диск к компьютеру.</text:p>
        </text:list-item>
        <text:list-item>
          <text:p text:style-name="P171"><text:span text:style-name="T172"> </text:span><text:span text:style-name="T173">Форматируем новый диск</text:span></text:p>
        </text:list-item>
      </text:list>
      <text:p text:style-name="P174">fdisk /dev/sdb</text:p>
      <text:p text:style-name="P175">n</text:p>
      <text:p text:style-name="P176">p</text:p>
      <text:p text:style-name="P177">1</text:p>
      <text:p text:style-name="P178">&lt;enter&gt;</text:p>
      <text:p text:style-name="P179">&lt;enter&gt;</text:p>
      <text:p text:style-name="P180">W</text:p>
      <text:list text:style-name="LFO3" text:continue-numbering="true">
        <text:list-item>
          <text:p text:style-name="P181"><text:bookmark-start text:name="_Toc483299292"/>Создаем на нем массив:</text:p>
        </text:list-item>
      </text:list>
      <text:p text:style-name="P182"># mdadm --create /dev/md0 --level=1 --raid-devices=2 missing /dev/sdb1<text:s/></text:p>
      <text:p text:style-name="P183"><text:span text:style-name="T184">Массив создается с пропущенным диском и поэтому работает в<text:s/></text:span><text:span text:style-name="T185">degrade</text:span><text:span text:style-name="T186"><text:s/>режиме.</text:span></text:p>
      <text:list text:style-name="LFO3" text:continue-numbering="true">
        <text:list-item>
          <text:p text:style-name="P187"><text:span text:style-name="T188">Далее создаем на массиве раздел</text:span><text:span text:style-name="T189"><text:s/>под будущую систему.<text:s/></text:span></text:p>
        </text:list-item>
      </text:list>
      <text:p text:style-name="P190"><text:span text:style-name="T191">Fdisk</text:span><text:span text:style-name="T192"><text:s/>/</text:span><text:span text:style-name="T193">dev</text:span><text:span text:style-name="T194">/</text:span><text:span text:style-name="T195">md</text:span><text:span text:style-name="T196">0<text:s/></text:span></text:p>
      <text:p text:style-name="P197"/>
      <text:list text:style-name="LFO3" text:continue-numbering="true">
        <text:list-item>
          <text:p text:style-name="P198"><text:span text:style-name="T199">Создаем файловые системы на разделах зеркала</text:span></text:p>
        </text:list-item>
      </text:list>
      <text:p text:style-name="P200"><text:span text:style-name="T201">m</text:span><text:span text:style-name="T202">kfs.ext4<text:s/></text:span><text:span text:style-name="T203">/dev/md0p1</text:span><text:span text:style-name="T204"><text:s/></text:span></text:p>
      <text:list text:style-name="LFO3" text:continue-numbering="true">
        <text:list-item>
          <text:p text:style-name="P205"><text:span text:style-name="T206">Монтируем будущий корень и копируем в него текущий корень</text:span></text:p>
        </text:list-item>
      </text:list>
      <text:p text:style-name="P207">mount /dev/md0p1 /mnt</text:p>
      <text:p text:style-name="P208">rsync -axu / /mnt/</text:p>
      <text:p text:style-name="P209"/>
      <text:list text:style-name="LFO3" text:continue-numbering="true">
        <text:list-item>
          <text:p text:style-name="P210"><text:span text:style-name="T211">После этого прицепляем системные каталоги к новому корню, что бы потом сделать chroot в новый корень. И собственно делаем chroot в новый корень.</text:span></text:p>
        </text:list-item>
      </text:list>
      <text:p text:style-name="P212">mount --bind /proc /mnt/proc</text:p>
      <text:p text:style-name="P213">mount --bind /dev /mnt/dev</text:p>
      <text:p text:style-name="P214">mount --bind /sys /mnt/sys</text:p>
      <text:soft-page-break/>
      <text:p text:style-name="P215">mount --bind /run /mnt/run</text:p>
      <text:p text:style-name="P216">chroot /mnt</text:p>
      <text:p text:style-name="P217"># Вот мы в будущем окружении (с корнем на рейде), но пока в нем только копия оригинального корня.<text:s/></text:p>
      <text:p text:style-name="P218"/>
      <text:p text:style-name="P219"/>
      <text:p text:style-name="P220"/>
      <text:p text:style-name="P221"/>
      <text:list text:style-name="LFO3" text:continue-numbering="true">
        <text:list-item>
          <text:p text:style-name="P222"><text:span text:style-name="T223">Для начала смотрим UUID-ы<text:s/></text:span><text:span text:style-name="T224">разделов на раиде и прописываем их в fstab</text:span></text:p>
        </text:list-item>
      </text:list>
      <text:p text:style-name="P225">ls -l /dev/disk/by-uuid |grep md &gt;&gt; /etc/fstab</text:p>
      <text:p text:style-name="P226"><text:span text:style-name="T227">nano</text:span><text:span text:style-name="T228"><text:s/>/</text:span><text:span text:style-name="T229">etc</text:span><text:span text:style-name="T230">/</text:span><text:span text:style-name="T231">fstab</text:span><text:span text:style-name="T232"><text:s/></text:span></text:p>
      <text:p text:style-name="P233">(там комментируем старые корень и своп и используя скопированные туда uuid-ы прописываем новый корень и своп по образу и подобию старых)</text:p>
      <text:list text:style-name="LFO3" text:continue-numbering="true">
        <text:list-item>
          <text:p text:style-name="P234"><text:span text:style-name="T235">Создаем нову</text:span><text:span text:style-name="T236">ю конфигурацию GRUB и проверяем, что в его конфиг прописан рэйдный uuid для корня.</text:span></text:p>
        </text:list-item>
      </text:list>
      <text:p text:style-name="P237">update-grub</text:p>
      <text:p text:style-name="P238">cat /boot/grub/grub.cfg</text:p>
      <text:list text:style-name="LFO3" text:continue-numbering="true">
        <text:list-item>
          <text:p text:style-name="P239"><text:span text:style-name="T240"><text:s/></text:span><text:span text:style-name="T241">Ставим первую стадию GRUB на второй диск (который несет на себе часть зеркала)</text:span></text:p>
        </text:list-item>
      </text:list>
      <text:p text:style-name="P242">grub-install /dev/sdb</text:p>
      <text:list text:style-name="LFO3" text:continue-numbering="true">
        <text:list-item>
          <text:p text:style-name="P243"><text:span text:style-name="T244">Очень важный шаг! Нужно прописать,<text:s/></text:span><text:span text:style-name="T245">хотя бы на время конфигурацию mdadm, которая позволит загрузится с деградированного массива.</text:span></text:p>
        </text:list-item>
      </text:list>
      <text:p text:style-name="P246">#/dpkg-reconfigure mdadm (там необходимо позволить грузится системе на деградированном массиве)</text:p>
      <text:p text:style-name="P247"><text:span text:style-name="T248">#</text:span><text:span text:style-name="T249"><text:s/></text:span><text:span text:style-name="T250">dpkg</text:span><text:span text:style-name="T251">-</text:span><text:span text:style-name="T252">reconfigure</text:span><text:span text:style-name="T253"><text:s/>вызовет перестройку<text:s/></text:span><text:span text:style-name="T254">initrd</text:span><text:span text:style-name="T255">, но так как мы в<text:s/></text:span><text:span text:style-name="T256">chro</text:span><text:span text:style-name="T257">ot</text:span><text:span text:style-name="T258">, то он его перезапишет только в раидном корне (на реальном корне<text:s/></text:span><text:span text:style-name="T259">initrd</text:span><text:span text:style-name="T260"><text:s/>сохранится таким как он был)</text:span></text:p>
      <text:list text:style-name="LFO3" text:continue-numbering="true">
        <text:list-item>
          <text:p text:style-name="P261"><text:span text:style-name="T262">Можно перегружаться и выбрать в BIOS загрузочным второй диск, или можно вернутся в реальную систему и обновить GRUB - он найдет вторую систему,<text:s/></text:span><text:span text:style-name="T263">установленную на рэйде и включит ее свое меню.</text:span><text:span text:style-name="T264"> </text:span><text:span text:style-name="T265"><text:line-break/></text:span><text:span text:style-name="T266">Тут полезно еще раз запустить rsync, что бы он обновил данные на рэйде тем, что успело изменится на реальном корне за время настройки рэйда</text:span><text:span text:style-name="T267"> </text:span><text:span text:style-name="T268">. Но сделать это стоит перед перестройкой конфига GRUB, что бы его н</text:span><text:span text:style-name="T269">овый конфиг не был записан на рэйд.</text:span></text:p>
        </text:list-item>
      </text:list>
      <text:soft-page-break/>
      <text:p text:style-name="P270">exit<text:s/></text:p>
      <text:p text:style-name="P271">rsync -axu / /mnt/</text:p>
      <text:p text:style-name="P272">update-grub</text:p>
      <text:p text:style-name="P273">reboot</text:p>
      <text:p text:style-name="P274"/>
      <text:p text:style-name="Абзацсписка"><text:span text:style-name="T275">НЕОБЯЗАТЕЛЬНО!</text:span><text:span text:style-name="T276">gf</text:span></text:p>
      <text:list text:style-name="LFO3" text:continue-numbering="true">
        <text:list-item>
          <text:p text:style-name="P277"><text:span text:style-name="T278">Перегрузившись в новую систему остается только навесить в</text:span><text:span text:style-name="T279"> </text:span><text:span text:style-name="T280">RAID</text:span><text:span text:style-name="T281"> </text:span><text:span text:style-name="T282">первый диск и обновить на нем первую стадию груба</text:span></text:p>
        </text:list-item>
      </text:list>
      <text:p text:style-name="P283">fdisk /dev/sda</text:p>
      <text:p text:style-name="P284">(там убиваем старые разделы и создаем один<text:s/>новый - на весь объем)</text:p>
      <text:p text:style-name="P285">mdadm --manage /dev/md0 --add /dev/sda1</text:p>
      <text:p text:style-name="P286">grub-install /dev/sda</text:p>
      <text:list text:style-name="LFO3" text:continue-numbering="true">
        <text:list-item>
          <text:p text:style-name="P287">После чего сморим через cat /proc/mdstat как перестраивается наш деградированный массив в полноценно рабочий.<text:bookmark-start text:name="_Toc483308511"/></text:p>
        </text:list-item>
      </text:list>
      <text:h text:style-name="P288" text:outline-level="1"/>
      <text:p text:style-name="P289"/>
      <text:h text:style-name="P290" text:outline-level="1">Второй вариант изменение требований - перенос существующей<text:s/>ОС с раздела на RAID на LVM раздел<text:bookmark-end text:name="_Toc483299292"/><text:bookmark-end text:name="_Toc483308511"/></text:h>
      <text:p text:style-name="Textbody"/>
      <text:p text:style-name="P291"/>
      <text:h text:style-name="P292" text:outline-level="1"><text:bookmark-start text:name="_Toc483299293"/><text:bookmark-start text:name="_Toc483308512"/>Описание работ по выполнению требований второго варианта<text:bookmark-end text:name="_Toc483299293"/><text:bookmark-end text:name="_Toc483308512"/></text:h>
      <text:p text:style-name="P293"><text:span text:style-name="T294">root@ws:~# pvcreate /dev/sda1 # наш эмулятор сбойного диска</text:span><text:span text:style-name="T295"> </text:span><text:span text:style-name="T296"><text:line-break/></text:span><text:span text:style-name="T297">root@ws:~# pvcreate /dev/sdb1 # наш эмулятор спасательного диска</text:span><text:span text:style-name="T298"><text:line-break/></text:span><text:span text:style-name="T299">root@ws:~# vgcreate vg0 /dev/sda1 #<text:s/></text:span><text:span text:style-name="T300">создаю группу томов vg0</text:span><text:span text:style-name="T301"><text:line-break/></text:span><text:span text:style-name="T302">root@ws:~# lvcreate -n test -L10G vg0 #создаю раздел для «важной» инфы</text:span><text:span text:style-name="T303"><text:line-break/></text:span><text:span text:style-name="T304">root@ws:~# mkfs.ext2 /dev/vg0/test # создаю файловую систему на разделе</text:span><text:span text:style-name="T305"><text:line-break/></text:span><text:span text:style-name="T306">root@ws:~# mount /dev/mapper/vg0-test /mnt/tmp/ #монтирую раздел</text:span><text:span text:style-name="T307"> </text:span><text:span text:style-name="T308"><text:line-break/></text:span><text:span text:style-name="T309">… # заполняю его информ</text:span><text:span text:style-name="T310">ацией, открываю на нем несколько файлов и т.п.</text:span><text:span text:style-name="T311"><text:line-break/></text:span><text:span text:style-name="T312">root@ws:~# vgextend vg0 /dev/sdb1 # расширяю нашу групу томов на «спасательный» диск</text:span><text:span text:style-name="T313"><text:line-break/></text:span><text:span text:style-name="T314">root@work:~# pvmove /dev/sda1 /dev/sdb1 #передвигаю содержимое с «умирающего» диска на «спасательный»</text:span><text:span text:style-name="T315"><text:line-break/></text:span><text:span text:style-name="T316">root@work:~# vgreduce<text:s/></text:span><text:span text:style-name="T317">vg0 /dev/sda1 # убираю «умирающий» диск из группы томов.</text:span></text:p>
      <text:p text:style-name="P318">ИЛИ</text:p>
      <text:p text:style-name="P319"><text:span text:style-name="T320">Теперь можно приступить к переносу данных. Сначала отмонтируем boot и скопируем его на новый сервер:</text:span><text:span text:style-name="T321"><text:line-break/></text:span><text:span text:style-name="T322"><text:line-break/></text:span></text:p>
      <text:p text:style-name="P323"><text:s/></text:p>
      <text:p text:style-name="P324"># umount /boot</text:p>
      <text:p text:style-name="P325"># cat /sys/block/sdc/size</text:p>
      <text:p text:style-name="P326">1999744</text:p>
      <text:p text:style-name="P327"># cat /sys/block/md0/size</text:p>
      <text:p text:style-name="P328">1999744</text:p>
      <text:p text:style-name="P329"># dd if=/dev/md0 of=/dev/sdc bs=1M</text:p>
      <text:p text:style-name="P330">976+1 records in</text:p>
      <text:p text:style-name="P331">976+1 records out</text:p>
      <text:p text:style-name="P332">1023868928 bytes (1.0 GB) copied, 19.6404 s, 52.1 MB/s</text:p>
      <text:p text:style-name="P333"><text:span text:style-name="T334"><text:line-break/></text:span><text:span text:style-name="T335">Внимание!</text:span><text:span text:style-name="T336"> С этого момента не активируйте VG и не запускайте никаких LVM-утилит на новом сервере. Одновременная работа двух LVM с одним и тем же блочным устройством может вызвать порчу или потерю данных.</text:span><text:span text:style-name="T337"><text:line-break/></text:span><text:soft-page-break/><text:span text:style-name="T338"><text:line-break/></text:span><text:span text:style-name="T339">Теперь приступаем к переносу данных. Добавляем в VG экспортированный с нового сервера RAID10-массив:</text:span><text:span text:style-name="T340"><text:line-break/></text:span><text:span text:style-name="T341"><text:line-break/></text:span></text:p>
      <text:p text:style-name="P342"># vgextend vg0 /dev/sdd</text:p>
      <text:p text:style-name="P343"># pvs</text:p>
      <text:p text:style-name="P344"><text:s/>PV <text:s text:c="12"/>VG <text:s text:c="2"/>Fmt <text:s text:c="5"/>Attr <text:s text:c="4"/>PSize <text:s text:c="6"/>PFree</text:p>
      <text:p text:style-name="P345"><text:s/>/dev/md1 <text:s text:c="6"/>vg0 <text:s/>lvm2 <text:s text:c="4"/>a-- <text:s text:c="5"/>464.68g <text:s text:c="3"/>0</text:p>
      <text:p text:style-name="P346"><text:s/>/dev/sdd <text:s text:c="6"/>vg0 <text:s/>lvm2 <text:s text:c="4"/>a-- <text:s text:c="5"/>1.82t <text:s text:c="5"/>1.82t</text:p>
      <text:p text:style-name="P347"><text:span text:style-name="T348"><text:line-break/></text:span><text:span text:style-name="T349">Не забываем о том, что /dev/sdd представляет собой /dev/md1, экспортированный с нового сервера, загруженного в Rescue:</text:span><text:span text:style-name="T350"><text:line-break/></text:span><text:span text:style-name="T351"><text:line-break/></text:span></text:p>
      <text:p text:style-name="P352"># lvs</text:p>
      <text:p text:style-name="P353"><text:s/>LV <text:s text:c="8"/>VG <text:s text:c="4"/>Attr <text:s text:c="9"/>LSize <text:s text:c="6"/>Pool Origin Data% <text:s/>Move Log Copy% <text:s/>Convert</text:p>
      <text:p text:style-name="P354"><text:s/>root <text:s text:c="6"/>vg0 <text:s text:c="2"/>-wi-ao-- <text:s text:c="6"/>47.68g</text:p>
      <text:p text:style-name="P355"><text:s/>swap_1 <text:s text:c="4"/>vg0 <text:s text:c="2"/>-wi-ao-- <text:s text:c="6"/>11.44g</text:p>
      <text:p text:style-name="P356"><text:span text:style-name="T357"><text:s/></text:span><text:span text:style-name="T358">var <text:s text:c="7"/>vg0 <text:s text:c="2"/>-wi-ao-- <text:s text:c="6"/>405.55g</text:span></text:p>
      <text:p text:style-name="P359"><text:span text:style-name="T360"><text:line-break/></text:span><text:span text:style-name="T361">Теперь создаем для каждого логического тома копию на новом сервере командой lnconvert. Параметр --corelog позволит обойтись без отдельного блочного устройства под логи зеркала.</text:span><text:span text:style-name="T362"><text:line-break/></text:span><text:span text:style-name="T363"><text:line-break/></text:span></text:p>
      <text:p text:style-name="P364"># lvconvert -m1 vg0/root --corelog /dev/sdd</text:p>
      <text:p text:style-name="P365"><text:s/>vg0/root: Converted: 0.0%</text:p>
      <text:p text:style-name="P366"><text:s/>vg0/root: Converted: 1.4%</text:p>
      <text:p text:style-name="P367"><text:span text:style-name="T368"><text:s/></text:span><text:span text:style-name="T369">…</text:span></text:p>
      <text:p text:style-name="P370"><text:s/>vg0/root: Converted: 100.0%<text:s/></text:p>
      <text:p text:style-name="P371"><text:span text:style-name="T372"><text:line-break/></text:span><text:span text:style-name="T373">Так как при создании зеркальной копии LVM все операции записи осуществляются синхронно, на скорость записи будет влияет скорость канала между серверами, производительность open-iSCSI (500 мБ/с), а также задержка сети. После создания копий всех логических томов убедимся в том, что все они синхронизированы:</text:span><text:span text:style-name="T374"><text:line-break/></text:span><text:span text:style-name="T375"><text:line-break/></text:span></text:p>
      <text:p text:style-name="P376"># lvs</text:p>
      <text:p text:style-name="P377"><text:s/>LV <text:s text:c="8"/>VG <text:s text:c="3"/>Attr <text:s text:c="9"/>LSize <text:s text:c="3"/>Pool Origin Data% <text:s/>Move Log <text:s text:c="4"/>Copy% <text:s text:c="2"/>Convert</text:p>
      <text:p text:style-name="P378"><text:s/>root <text:s text:c="6"/>vg0 <text:s text:c="2"/>mwi-aom- <text:s text:c="5"/>47.68g <text:s text:c="33"/>100.00</text:p>
      <text:p text:style-name="P379"><text:s/>swap_1 <text:s text:c="4"/>vg0 <text:s text:c="2"/>mwi-aom- <text:s text:c="5"/>11.44g <text:s text:c="33"/>100.00</text:p>
      <text:p text:style-name="P380"><text:s/>var <text:s text:c="7"/>vg0 <text:s text:c="2"/>mwi-aom- <text:s text:c="5"/>405.55g <text:s text:c="32"/>100.00</text:p>
      <text:p text:style-name="P381"><text:span text:style-name="T382"><text:line-break/></text:span><text:span text:style-name="T383">На данном этапе все данные скопированы и идет синхронизация данных старого сервера с новым удаленным сервером. Чтобы минимизировать изменения в файловой системе, нужно остановить все сервисы приложений (сервис БД, веб-сервер и т.п.). </text:span><text:span text:style-name="T384"><text:line-break/></text:span><text:span text:style-name="T385"><text:line-break/></text:span><text:span text:style-name="T386">Остановив все важные сервисы, отключаем iSCSI-устройства и исключаем<text:s/></text:span><text:soft-page-break/><text:span text:style-name="T387">ставшую недоступной копию LVM. После отключения iSCSI-устройств на старом сервере будут выдаваться многочисленные сообщения об ошибках ввода-вывода, но это не должно быть причиной для беспокойства: все данные сохраняются на LVM, лежащий выше блочных устройств.</text:span><text:span text:style-name="T388"><text:line-break/></text:span><text:span text:style-name="T389"><text:line-break/></text:span></text:p>
      <text:p text:style-name="P390"># iscsiadm --mode session -u</text:p>
      <text:p text:style-name="P391"># vgreduce vg0 --removemissing --force</text:p>
      <text:p text:style-name="P392"># lvs</text:p>
      <text:p text:style-name="P393"><text:s/>LV <text:s text:c="8"/>VG <text:s text:c="2"/>Attr <text:s text:c="8"/>LSize <text:s text:c="2"/>Pool Origin Data% <text:s/>Move Log Copy% <text:s/>Convert</text:p>
      <text:p text:style-name="P394"><text:s/>root <text:s text:c="6"/>vg0 <text:s/>-wi-ao-- <text:s text:c="4"/>47.68g</text:p>
      <text:p text:style-name="P395"><text:s/>swap_1 <text:s text:c="4"/>vg0 <text:s/>-wi-ao-- <text:s text:c="4"/>11.44g</text:p>
      <text:p text:style-name="P396"><text:span text:style-name="T397"><text:s/></text:span><text:span text:style-name="T398">var <text:s text:c="7"/>vg0 <text:s/>-wi-ao-- <text:s text:c="4"/>405.55g</text:span></text:p>
      <text:p text:style-name="P399"><text:span text:style-name="T400"><text:line-break/></text:span><text:span text:style-name="T401">Теперь можно выключить старый сервер. Все данные на нем остались, и в случае каких-либо проблем с новым сервером ими всегда можно воспользоваться.</text:span><text:span text:style-name="T402"><text:line-break/></text:span><text:span text:style-name="T403"><text:line-break/></text:span></text:p>
      <text:p text:style-name="P404"># poweroff</text:p>
      <text:p text:style-name="P405"/>
      <text:p text:style-name="P406"/>
      <text:h text:style-name="P407" text:outline-level="1"><text:bookmark-start text:name="__RefHeading___Toc278_586113490"/><text:bookmark-start text:name="_Toc483299294"/><text:bookmark-start text:name="_Toc483308513"/><text:soft-page-break/>Заключение<text:bookmark-end text:name="__RefHeading___Toc278_586113490"/><text:bookmark-end text:name="_Toc483299294"/><text:bookmark-end text:name="_Toc483308513"/></text:h>
      <text:p text:style-name="P408"/>
      <text:p text:style-name="P409"><text:span text:style-name="T410">Использование<text:s/></text:span><text:span text:style-name="T411">lvm</text:span><text:span text:style-name="T412">-снимков является одним из наилучших решений для создания резервных копий в силу практически мгновенного выполнения и гибкой настройки размера снимков.</text:span></text:p>
      <text:p text:style-name="P413"/>
      <text:p text:style-name="P414"><text:span text:style-name="T415">Выполнение задач</text:span><text:span text:style-name="T416"><text:s/>по созданию, ротации, восстановлению<text:s/></text:span><text:span text:style-name="T417">lvm</text:span><text:span text:style-name="T418">-снимков, а также <text:s/>отправка<text:s/></text:span><text:span text:style-name="T419">e</text:span><text:span text:style-name="T420">-</text:span><text:span text:style-name="T421">mail</text:span><text:span text:style-name="T422"><text:s/>уведомлений осуществляется с применением<text:s/></text:span><text:span text:style-name="T423">bash</text:span><text:span text:style-name="T424">-сценариев.</text:span></text:p>
      <text:p text:style-name="P425"/>
      <text:p text:style-name="P426"><text:span text:style-name="T427">В сценарий создания<text:s/></text:span><text:span text:style-name="T428">lvm</text:span><text:span text:style-name="T429">-снимков входят 3 проверки:</text:span></text:p>
      <text:list text:style-name="LFO4" text:continue-numbering="true">
        <text:list-item>
          <text:p text:style-name="P430">проверка существования блочного устройства</text:p>
        </text:list-item>
        <text:list-item>
          <text:p text:style-name="P431">проверка доступного свободного места для резервной копии</text:p>
        </text:list-item>
        <text:list-item>
          <text:p text:style-name="P432">проверка существования снимка lv раздела</text:p>
        </text:list-item>
      </text:list>
      <text:p text:style-name="P433"/>
      <text:p text:style-name="P434"><text:span text:style-name="T435">В сценарий восстановления<text:s/></text:span><text:span text:style-name="T436">lvm</text:span><text:span text:style-name="T437">-разделов входит псевдографический интерфейс для облегчения работы пользователя.</text:span></text:p>
      <text:p text:style-name="P438"/>
      <text:p text:style-name="P439"><text:span text:style-name="T440">В сценарии<text:s/></text:span><text:span text:style-name="T441">cron</text:span><text:span text:style-name="T442">.</text:span><text:span text:style-name="T443">sh</text:span><text:span text:style-name="T444"><text:s/>объединено выполнение нескольких задач:</text:span></text:p>
      <text:list text:style-name="LFO5" text:continue-numbering="true">
        <text:list-item>
          <text:p text:style-name="P445">выполнение сценария ротации</text:p>
        </text:list-item>
        <text:list-item>
          <text:p text:style-name="P446">выполнение сценария создания резервной копии/снимка</text:p>
        </text:list-item>
        <text:list-item>
          <text:p text:style-name="P447"><text:span text:style-name="T448">выполнение отправки<text:s/></text:span><text:span text:style-name="T449">e</text:span><text:span text:style-name="T450">-</text:span><text:span text:style-name="T451">mail</text:span><text:span text:style-name="T452"><text:s/>уведомлений на указанную электронную почту</text:span></text:p>
        </text:list-item>
      </text:list>
      <text:p text:style-name="P453"/>
      <text:p text:style-name="P454"><text:span text:style-name="T455">Именно сценарий<text:s/></text:span><text:span text:style-name="T456">cron</text:span><text:span text:style-name="T457">.</text:span><text:span text:style-name="T458">sh</text:span><text:span text:style-name="T459"><text:s/>выполняется планировщиком задач.</text:span></text:p>
      <text:p text:style-name="P460"/>
      <text:p text:style-name="P461"><text:span text:style-name="T462">Отправка<text:s/></text:span><text:span text:style-name="T463">e</text:span><text:span text:style-name="T464">-</text:span><text:span text:style-name="T465">mail</text:span><text:span text:style-name="T466"><text:s/>уведомлений выполняется исходя из того, что по</text:span><text:span text:style-name="T467">чтовый сервис предварительно настроен.</text:span></text:p>
      <text:p text:style-name="P468"/>
      <text:p text:style-name="P469">Возникшая проблема возникновения ошибок при попытке удаления/восстановления из примонтированного снимка была решена введением в сценарии проверки примонтированных файловых систем на наличие снимков и отмонтировании их, при обнаружении.</text:p>
      <text:p text:style-name="P470"/>
      <text:p text:style-name="P471">Сценарии выполнены таким способом, что их редактирование требует минимум усилий.</text:p>
      <text:p text:style-name="P472"/>
      <text:p text:style-name="P473"><text:span text:style-name="T474">Таким образом предложенные сценарии обеспечат создание, ротацию, восстановление из<text:s/></text:span><text:span text:style-name="T475">lvm</text:span><text:span text:style-name="T476">-снимков, а также оповещение об ошибках по электронной почте.</text:span></text:p>
      <text:h text:style-name="P477" text:outline-level="1"><text:bookmark-start text:name="_Toc483299295"/><text:bookmark-start text:name="_Toc483308514"/></text:h>
      <text:p text:style-name="P478"/>
      <text:h text:style-name="Заголовок1" text:outline-level="1"><text:span text:style-name="T479">Список литературы</text:span><text:bookmark-end text:name="_Toc483299295"/><text:bookmark-end text:name="_Toc48330851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widows="2" fo:orphans="2" style:vertical-align="auto" fo:margin-bottom="0in" fo:line-height="103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hyphenate="true"/>
    </style:style>
    <style:style style:name="apple-converted-space" style:display-name="apple-converted-space" style:family="text" style:parent-style-name="Основнойшрифтабзаца"/>
    <style:style style:name="АкронимHTML" style:display-name="Акроним HTML" style:family="text" style:parent-style-name="Основнойшрифтабзаца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complex="Times New Roman" fo:font-weight="bold" style:font-weight-asian="bold" style:use-window-font-color="true" fo:font-size="12pt" style:font-size-asian="12pt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4645in" fo:page-height="11.7319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ыбаков</dc:creator>
    <meta:creation-date>2009-04-16T11:32:00Z</meta:creation-date>
    <dc:date>2017-06-13T14:40:00Z</dc:date>
    <meta:template xlink:href="Normal" xlink:type="simple"/>
    <meta:editing-cycles>84</meta:editing-cycles>
    <meta:editing-duration>PT32220S</meta:editing-duration>
    <meta:user-defined meta:name="Info 1"/>
    <meta:user-defined meta:name="Info 2"/>
    <meta:user-defined meta:name="Info 3"/>
    <meta:user-defined meta:name="Info 4"/>
    <meta:document-statistic meta:page-count="15" meta:paragraph-count="24" meta:word-count="1814" meta:character-count="12131" meta:row-count="86" meta:non-whitespace-character-count="10341"/>
  </office:meta>
</office:document-meta>
</file>